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style:font-size-asian="9.60000038146973pt" style:font-size-complex="11pt"/>
    </style:style>
    <style:style style:name="P2" style:family="paragraph" style:parent-style-name="Standard">
      <style:text-properties fo:font-size="11pt" style:text-underline-style="none" style:font-size-asian="9.60000038146973pt" style:font-size-complex="11pt"/>
    </style:style>
    <style:style style:name="P3" style:family="paragraph" style:parent-style-name="Standard">
      <style:text-properties fo:font-size="11pt" style:text-underline-style="none" officeooo:rsid="001a416b" officeooo:paragraph-rsid="001a416b" style:font-size-asian="9.60000038146973pt" style:font-size-complex="11pt"/>
    </style:style>
    <style:style style:name="P4" style:family="paragraph" style:parent-style-name="Standard">
      <style:text-properties fo:font-size="11pt" style:text-underline-style="none" fo:font-weight="bold" officeooo:rsid="001b5e9c" officeooo:paragraph-rsid="001b5e9c" style:font-size-asian="9.60000038146973pt" style:font-weight-asian="bold" style:font-size-complex="11pt" style:font-weight-complex="bold"/>
    </style:style>
    <style:style style:name="P5" style:family="paragraph" style:parent-style-name="Standard">
      <style:text-properties fo:font-size="11pt" style:text-underline-style="none" fo:font-weight="bold" officeooo:rsid="001cedf7" officeooo:paragraph-rsid="001cedf7" style:font-size-asian="9.60000038146973pt" style:font-weight-asian="bold" style:font-size-complex="11pt" style:font-weight-complex="bold"/>
    </style:style>
    <style:style style:name="P6" style:family="paragraph" style:parent-style-name="Standard">
      <style:text-properties fo:font-size="11pt" style:text-underline-style="none" fo:font-weight="bold" officeooo:rsid="00204e4a" officeooo:paragraph-rsid="00204e4a" style:font-size-asian="9.60000038146973pt" style:font-weight-asian="bold" style:font-size-complex="11pt" style:font-weight-complex="bold"/>
    </style:style>
    <style:style style:name="P7" style:family="paragraph" style:parent-style-name="Standard">
      <style:text-properties fo:font-size="11pt" style:text-underline-style="none" fo:font-weight="normal" officeooo:rsid="001cedf7" officeooo:paragraph-rsid="001b5e9c" style:font-size-asian="9.60000038146973pt" style:font-weight-asian="normal" style:font-size-complex="11pt" style:font-weight-complex="normal"/>
    </style:style>
    <style:style style:name="P8" style:family="paragraph" style:parent-style-name="Standard">
      <style:text-properties fo:font-size="11pt" style:text-underline-style="none" fo:font-weight="normal" officeooo:rsid="001cedf7" officeooo:paragraph-rsid="001cedf7" style:font-size-asian="9.60000038146973pt" style:font-weight-asian="normal" style:font-size-complex="11pt" style:font-weight-complex="normal"/>
    </style:style>
    <style:style style:name="P9" style:family="paragraph" style:parent-style-name="Standard">
      <style:text-properties fo:font-size="11pt" style:text-underline-style="none" fo:font-weight="normal" officeooo:rsid="001ec354" officeooo:paragraph-rsid="001cedf7" style:font-size-asian="9.60000038146973pt" style:font-weight-asian="normal" style:font-size-complex="11pt" style:font-weight-complex="normal"/>
    </style:style>
    <style:style style:name="T1" style:family="text">
      <style:text-properties officeooo:rsid="001a416b"/>
    </style:style>
    <style:style style:name="T2" style:family="text">
      <style:text-properties fo:font-weight="bold" style:font-weight-asian="bold" style:font-weight-complex="bold"/>
    </style:style>
    <style:style style:name="T3" style:family="text">
      <style:text-properties fo:font-weight="bold" officeooo:rsid="001b5e9c" style:font-weight-asian="bold" style:font-weight-complex="bold"/>
    </style:style>
    <style:style style:name="T4" style:family="text">
      <style:text-properties fo:font-weight="bold" officeooo:rsid="001cedf7" style:font-weight-asian="bold" style:font-weight-complex="bold"/>
    </style:style>
    <style:style style:name="T5" style:family="text">
      <style:text-properties officeooo:rsid="001b5e9c"/>
    </style:style>
    <style:style style:name="T6" style:family="text">
      <style:text-properties fo:font-weight="normal" style:font-weight-asian="normal" style:font-weight-complex="normal"/>
    </style:style>
    <style:style style:name="T7" style:family="text">
      <style:text-properties fo:font-weight="normal" officeooo:rsid="001cedf7" style:font-weight-asian="normal" style:font-weight-complex="normal"/>
    </style:style>
    <style:style style:name="T8" style:family="text">
      <style:text-properties fo:font-weight="normal" officeooo:rsid="001ec354" style:font-weight-asian="normal" style:font-weight-complex="normal"/>
    </style:style>
    <style:style style:name="T9" style:family="text">
      <style:text-properties fo:font-weight="normal" officeooo:rsid="00204e4a" style:font-weight-asian="normal" style:font-weight-complex="normal"/>
    </style:style>
    <style:style style:name="T10" style:family="text">
      <style:text-properties fo:font-weight="normal" officeooo:rsid="0021848a" style:font-weight-asian="normal" style:font-weight-complex="normal"/>
    </style:style>
    <style:style style:name="T11" style:family="text">
      <style:text-properties fo:font-weight="normal" officeooo:rsid="0025261d" style:font-weight-asian="normal" style:font-weight-complex="normal"/>
    </style:style>
    <style:style style:name="T12" style:family="text">
      <style:text-properties officeooo:rsid="001cedf7"/>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1ec354" style:font-weight-asian="normal" style:font-weight-complex="normal"/>
    </style:style>
    <style:style style:name="T15" style:family="text">
      <style:text-properties style:text-underline-style="solid" style:text-underline-width="auto" style:text-underline-color="font-color" fo:font-weight="normal" officeooo:rsid="00204e4a" style:font-weight-asian="normal" style:font-weight-complex="normal"/>
    </style:style>
    <style:style style:name="T16" style:family="text">
      <style:text-properties style:text-underline-style="solid" style:text-underline-width="auto" style:text-underline-color="font-color" fo:font-weight="normal" officeooo:rsid="0021848a" style:font-weight-asian="normal" style:font-weight-complex="normal"/>
    </style:style>
    <style:style style:name="T17" style:family="text">
      <style:text-properties officeooo:rsid="001ec354"/>
    </style:style>
    <style:style style:name="T18" style:family="text">
      <style:text-properties officeooo:rsid="00204e4a"/>
    </style:style>
    <style:style style:name="T19" style:family="text">
      <style:text-properties officeooo:rsid="0021848a"/>
    </style:style>
    <style:style style:name="T20" style:family="text">
      <style:text-properties officeooo:rsid="002526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File for <text:span text:style-name="T1">coursework-part1</text:span>.py</text:p>
      <text:p text:style-name="P2"/>
      <text:p text:style-name="P3"><text:span text:style-name="T2">Q</text:span><text:span text:style-name="T4">UESTION </text:span><text:span text:style-name="T2">1 – </text:span><text:span text:style-name="T11">Aside from importing the necessary packages for use in this code, </text:span>I started with opening the required CSV files. I also wrote a function <text:span text:style-name="T5">on </text:span><text:span text:style-name="T3">line 8 </text:span>to outline the NDVI equation, with its inputs being the values of ‘near-infrared’ reflected light and reflected light. Empty lists followed by a nested loop <text:span text:style-name="T3">beginning at line 23 </text:span>iterated through the both the arrays of ‘near-infrared’ and red reflected light, <text:span text:style-name="T5">then passing both these values into the NDVI formula. The results from passing these numbers into the formula were then stored in the list called ‘ndvi_array’ </text:span><text:span text:style-name="T20">is a matrix/array in the format of </text:span><text:span text:style-name="T5">a list of lists. To then print the 5 x 5 section of the array stored in the above </text:span><text:span text:style-name="T20">list</text:span><text:span text:style-name="T5">, I used another nested </text:span><text:span text:style-name="T20">for loop</text:span><text:span text:style-name="T5"> </text:span><text:span text:style-name="T3">starting at line 44</text:span><text:span text:style-name="T5">.</text:span></text:p>
      <text:p text:style-name="P2"/>
      <text:p text:style-name="P4">Q<text:span text:style-name="T12">UESTION </text:span>2 – <text:span text:style-name="T6">5 separate lists were made in order to sort each element in the array into based on its magnitude between 0 and 1 (the range in which all NDVI values lie). A set of conditional statements within another nested list, </text:span>beginning at line 59,<text:span text:style-name="T6"> using the terms ‘if, elif and else’ were used to iterate through the previously calculated array/matrix. </text:span><text:span text:style-name="T7">The value of the magnitude of the given element g</text:span><text:span text:style-name="T11">e</text:span><text:span text:style-name="T7">t</text:span><text:span text:style-name="T11">s</text:span><text:span text:style-name="T7"> it sorted into the correct, previously-empty list. </text:span><text:span text:style-name="T12">From line 73</text:span><text:span text:style-name="T7">, the range and the length of the matching list relating to the values within said list were printed, telling the user how many of the NDVI values are within a given range.</text:span></text:p>
      <text:p text:style-name="P7"/>
      <text:p text:style-name="P5">QUESTION 3 – <text:span text:style-name="T6">Beginning with outlining the </text:span><text:span text:style-name="T13">predicted</text:span><text:span text:style-name="T6"> NDVI equation as a function </text:span>on line 84<text:span text:style-name="T6">, with an SWP value being its only input, this was then followed by a for loop which iterated through the list of 2019 SWP values and input them one by one into the </text:span><text:span text:style-name="T13">predicted</text:span><text:span text:style-name="T6"> NDVI equation, with the results being appended into a new list. Each value was then printed, </text:span><text:span text:style-name="T17">starting at line 100</text:span><text:span text:style-name="T8">, </text:span><text:span text:style-name="T6">along with a message detailing which element in the ‘ndvi_array’ matrix is corresponding to the value. </text:span><text:span text:style-name="T8">This process could have been </text:span><text:span text:style-name="T11">made into a for loop to produce</text:span><text:span text:style-name="T8"> fewer lines of code, </text:span><text:span text:style-name="T11">which is what I have been doing throughout this code,</text:span><text:span text:style-name="T8"> but would have </text:span><text:span text:style-name="T11">been </text:span><text:span text:style-name="T8">more time-consuming to make rather than just copying and pasting what was needed </text:span><text:span text:style-name="T11">since</text:span><text:span text:style-name="T8"> the</text:span><text:span text:style-name="T11"> accompanying</text:span><text:span text:style-name="T8"> printed string is also unique in each case.</text:span></text:p>
      <text:p text:style-name="P8"/>
      <text:p text:style-name="P5">QUESTION 4 –<text:span text:style-name="T6"> A new list, along with the correct indexing, is used to </text:span><text:span text:style-name="T8">create a list of </text:span><text:span text:style-name="T14">measured</text:span><text:span text:style-name="T8"> NDVI values (the values from the ‘ndvi_array’ matrix) that will then be compared with the </text:span><text:span text:style-name="T14">predicted</text:span><text:span text:style-name="T8"> NDVI list of values. They are being compared with the ‘root mean square error’ (RMSE) function. Since the RMSE function contains a sum, two functions were needed, with the first function </text:span><text:span text:style-name="T18">at line 119 </text:span><text:span text:style-name="T8">making up the coefficient that the sum is multiplied by (along with the square root) and the second </text:span><text:span text:style-name="T18">at line 124</text:span><text:span text:style-name="T9"> </text:span><text:span text:style-name="T8">being the sum’s function. </text:span><text:span text:style-name="T9">For loop </text:span><text:span text:style-name="T18">starting on line 129 </text:span><text:span text:style-name="T9">sums the the values of </text:span><text:span text:style-name="T15">measured</text:span><text:span text:style-name="T9"> and </text:span><text:span text:style-name="T15">predicted</text:span><text:span text:style-name="T9"> NDVI values as they are passed through the sum function. Once calculated, this sum value is immediately passed into the other function that comprised the other part of the entire RMSE process. This value is then printed as a rounded value.</text:span></text:p>
      <text:p text:style-name="P9"/>
      <text:p text:style-name="P6"><text:span text:style-name="T17">Q</text:span>UESTION 5 –<text:span text:style-name="T6"> The rest of the </text:span><text:span text:style-name="T10">years of</text:span><text:span text:style-name="T6"> SWP values are typed into their respective lists, and in the same process as in question 3, </text:span><text:span text:style-name="T10">a for loop </text:span><text:span text:style-name="T19">beginning on line 148</text:span><text:span text:style-name="T10"> inputs the</text:span><text:span text:style-name="T6"> SWP values into the </text:span><text:span text:style-name="T16">predicted</text:span><text:span text:style-name="T10"> NDVI function, with the result being rounded and the values then added into new lists for their given year. </text:span><text:span text:style-name="T19">From line 167</text:span><text:span text:style-name="T10"> an empty dictionary is made. A for loop then assigns a numbered location as the key, and then makes the key’s value be a list of </text:span><text:span text:style-name="T16">predicted</text:span><text:span text:style-name="T10"> NDVI values, with each </text:span><text:span text:style-name="T16">predicted</text:span><text:span text:style-name="T10"> NDVI value being in chronological order. The data is then plotted and saved as asked, calling upon each unique key to attain the list of </text:span><text:span text:style-name="T16">predicted</text:span><text:span text:style-name="T10"> NDVI values. This final process </text:span><text:span text:style-name="T19">starting at line 175</text:span><text:span text:style-name="T10"> could perhaps be minimised with the use of a for loop.</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3-12-06T15:09:37.448163857</meta:creation-date>
    <dc:date>2023-12-06T17:03:34.944940442</dc:date>
    <meta:editing-duration>PT2M17S</meta:editing-duration>
    <meta:editing-cycles>2</meta:editing-cycles>
    <meta:generator>LibreOffice/6.4.7.2$Linux_X86_64 LibreOffice_project/40$Build-2</meta:generator>
    <meta:document-statistic meta:table-count="0" meta:image-count="0" meta:object-count="0" meta:page-count="1" meta:paragraph-count="6" meta:word-count="677" meta:character-count="3823" meta:non-whitespace-character-count="3147"/>
  </office:meta>
</office:document-meta>
</file>